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5DEDA5E48C6B6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40pt" fo:text-shadow="none" style:text-underline-style="solid" style:text-underline-width="auto" style:text-underline-color="font-color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.001cm">
          <draw:image xlink:href="Pictures/10000000000005D6000003495DEDA5E48C6B65D3.png" xlink:type="simple" xlink:show="embed" xlink:actuate="onLoad">
            <text:p/>
          </draw:image>
        </draw:frame>
        <draw:frame draw:style-name="gr2" draw:text-style-name="P7" draw:layer="layout" svg:width="26.256cm" svg:height="9.241cm" svg:x="0.872cm" svg:y="3.255cm">
          <draw:text-box>
            <text:p text:style-name="P2"><text:span text:style-name="T1">La transfiguración de Jesús</text:span></text:p>
            <text:p text:style-name="P2"><text:span text:style-name="T2">(Mateo 17.1-13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40:06.785000000</dc:date>
    <meta:editing-duration>PT1H53M55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